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B Garamond 12" svg:font-family="'EB Garamond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EB Garamond 12" fo:font-size="96pt" fo:font-weight="bold" officeooo:rsid="0012b01f" officeooo:paragraph-rsid="0012b01f" style:font-size-asian="96pt" style:font-weight-asian="bold" style:font-size-complex="9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EB Garamond 12" fo:font-size="96pt" fo:font-weight="bold" officeooo:rsid="0012b01f" officeooo:paragraph-rsid="0012b01f" style:font-size-asian="96pt" style:font-weight-asian="bold" style:font-size-complex="9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B Garamond 12" svg:font-family="'EB Garamond 12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1:30:29.896713607</meta:creation-date>
    <dc:date>2023-10-27T21:35:52.094466082</dc:date>
    <meta:editing-duration>PT4M12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3.7.2$Linux_X86_64 LibreOffice_project/30$Build-2</meta:generator>
  </office:meta>
</office:document-meta>
</file>